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Trebuchet MS"/>
    </style:style>
    <style:style style:name="P4" style:family="paragraph" style:parent-style-name="Standard">
      <style:text-properties style:font-name="Trebuchet MS" fo:font-weight="normal" style:font-weight-asian="normal" style:font-weight-complex="normal"/>
    </style:style>
    <style:style style:name="P5" style:family="paragraph" style:parent-style-name="Text_20_body">
      <style:text-properties style:font-name="Trebuchet MS"/>
    </style:style>
    <style:style style:name="P6" style:family="paragraph" style:parent-style-name="Text_20_body" style:list-style-name="L1">
      <style:text-properties style:font-name="Trebuchet MS" fo:font-weight="normal" style:font-weight-asian="normal" style:font-weight-complex="normal"/>
    </style:style>
    <style:style style:name="P7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AME DESIGN DOCUMENT GREEN WAVE</text:h>
      <text:p text:style-name="P1"/>
      <text:p text:style-name="P4">Questo documento ha lo scopo di mirare alla chiusura piu' rapida e fine del gioco per poter rilasciare una versione scaricabile gratuitamente.</text:p>
      <text:p text:style-name="P4"/>
      <text:h text:style-name="Heading_20_2" text:outline-level="2">Concept e Obbiettivi</text:h>
      <text:p text:style-name="P4"/>
      <text:p text:style-name="P4">Lo scopo del gioco e' sfruttare l'onda verde il piu' a lungo possibile destreggiandosi tra il traffico della citta' dei minions per ottenere il punteggio piu' alto da cacciatore di green waves.</text:p>
      <text:p text:style-name="P4"><text:s/></text:p>
      <text:p text:style-name="P4">Ogni metro percorso conta come <text:span text:style-name="T1">1pt</text:span>, camion saltato <text:span text:style-name="T1">2p</text:span>, minions investito <text:span text:style-name="T1">5pt</text:span> e il passaggio sotto un semaforo verde come bonus moltiplicatore <text:span text:style-name="T1">x1</text:span>. </text:p>
      <text:p text:style-name="P4"/>
      <text:p text:style-name="P4">Se il giocatore si schianta nel traffico o si ferma a velocita' zero <text:span text:style-name="T1">perde.</text:span></text:p>
      <text:p text:style-name="P2"/>
      <text:h text:style-name="Heading_20_2" text:outline-level="2">Main Features</text:h>
      <text:p text:style-name="P5">Le features che dobbiamo dominare per espiremere bene questo concept e il loro ordine di sviluppo sono i seguenti:</text:p>
      <text:list xml:id="list41543276" text:style-name="L2">
        <text:list-item>
          <text:p text:style-name="P7"><text:span text:style-name="T2">SEMAFORI</text:span></text:p>
        </text:list-item>
        <text:list-item>
          <text:p text:style-name="P7"><text:span text:style-name="T2">TRAFFICO </text:span></text:p>
        </text:list-item>
        <text:list-item>
          <text:p text:style-name="P7"><text:span text:style-name="T2">LEVEL GENERATION </text:span></text:p>
        </text:list-item>
        <text:list-item>
          <text:p text:style-name="P7"><text:span text:style-name="T2">GUIDA DEL VEICOLO</text:span></text:p>
          <text:p text:style-name="P7"><text:span text:style-name="T2"/></text:p>
        </text:list-item>
      </text:list>
      <text:h text:style-name="Heading_20_3" text:outline-level="3">Semafori</text:h>
      <text:p text:style-name="P5">I semafori sono fondamentali per il gameplay, il concept e la chiusura del prodotto. </text:p>
      <text:p text:style-name="P5">Il design piu' veloce ed efficace che ho avuto prevede che il giocatore ha un tempo fissato da noi di onda verde. </text:p>
      <text:p text:style-name="P5">I semafori sono tutti controllati dallo stesso component e sono divisi in due gruppi a seconda del senso di percorrenza.</text:p>
      <text:p text:style-name="P5">Ogni volta che il player prende un semaforo verde riceve un bonus in secondi di tempo di onda verde. </text:p>
      <text:p text:style-name="P5">Tuttavia il Tuning consistera' che questo tempo e' minore rispetto a quello di percorrenza del tratto tra due incroci. Questo fa si che potremmo decidere dopo quanti tiles percorrendo la strada libera apparira' sicuramente il rosso.</text:p>
      <text:p text:style-name="P5">Questa economia negativa ci permette di esprimere bene il concept di onda verde ma di dare un limite al gioco.</text:p>
      <text:p text:style-name="P5"><text:soft-page-break/></text:p>
      <text:h text:style-name="Heading_20_3" text:outline-level="3">Guida del veicolo: </text:h>
      <text:p text:style-name="P3">Il giocatore deve trarre soddisfazione dalla guida dell'auto. Dobbiamo dargli la sensazione di essere uno stuntman che sfida il sistema. Per ottenere cio' bisognerebbe cambiare il movimento del player e permettergli di sterzare e di derapare in automatico ad alta' velocita'.</text:p>
      <text:list xml:id="list41390604" text:style-name="L1">
        <text:list-header>
          <text:p text:style-name="P6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Luca Cafasso</meta:initial-creator>
    <meta:creation-date>2017-02-06T21:06:27.19</meta:creation-date>
    <dc:date>2017-02-06T23:34:29.72</dc:date>
    <dc:creator>Luca Cafasso</dc:creator>
    <meta:editing-duration>PT02H11M41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2" meta:paragraph-count="22" meta:word-count="307" meta:character-count="1858"/>
  </office:meta>
</office:document-meta>
</file>